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55.53mm" svg:y="46.42mm">
            <loext:p draw:notify-on-update-of-ranges="option_roi_result.B1:option_roi_result.B1 option_roi_result.B2:option_roi_result.B24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40.53mm" svg:y="120.33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34.2mm" svg:y="9.3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54.49mm" svg:y="180.1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37.49mm" svg:y="243.06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4</text:p>
          </table:table-cell>
          <table:table-cell office:value-type="float" office:value="1.0295" calcext:value-type="float">
            <text:p>1.0295</text:p>
          </table:table-cell>
          <table:table-cell table:number-columns-repeated="9"/>
          <table:table-cell office:value-type="string" calcext:value-type="string">
            <text:p>多1.17</text:p>
          </table:table-cell>
          <table:table-cell/>
        </table:table-row>
        <table:table-row table:style-name="ro1">
          <table:table-cell office:value-type="string" calcext:value-type="string">
            <text:p>2016/1/5</text:p>
          </table:table-cell>
          <table:table-cell office:value-type="float" office:value="1.01795" calcext:value-type="float">
            <text:p>1.017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6</text:p>
          </table:table-cell>
          <table:table-cell office:value-type="float" office:value="1.0177" calcext:value-type="float">
            <text:p>1.01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7</text:p>
          </table:table-cell>
          <table:table-cell office:value-type="float" office:value="1.07545" calcext:value-type="float">
            <text:p>1.07545</text:p>
          </table:table-cell>
          <table:table-cell/>
          <table:table-cell office:value-type="string" calcext:value-type="string">
            <text:p>停利</text:p>
          </table:table-cell>
          <table:table-cell office:value-type="float" office:value="1.3" calcext:value-type="float">
            <text:p>1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6/1/8</text:p>
          </table:table-cell>
          <table:table-cell office:value-type="float" office:value="1.06405" calcext:value-type="float">
            <text:p>1.06405</text:p>
          </table:table-cell>
          <table:table-cell/>
          <table:table-cell office:value-type="string" calcext:value-type="string">
            <text:p>停損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6/1/11</text:p>
          </table:table-cell>
          <table:table-cell office:value-type="float" office:value="1.0638" calcext:value-type="float">
            <text:p>1.0638</text:p>
          </table:table-cell>
          <table:table-cell/>
          <table:table-cell office:value-type="string" calcext:value-type="string">
            <text:p>隔日出清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/12</text:p>
          </table:table-cell>
          <table:table-cell office:value-type="float" office:value="1.05445" calcext:value-type="float">
            <text:p>1.054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13</text:p>
          </table:table-cell>
          <table:table-cell office:value-type="float" office:value="1.0335" calcext:value-type="float">
            <text:p>1.0335</text:p>
          </table:table-cell>
          <table:table-cell/>
          <table:table-cell office:value-type="string" calcext:value-type="string">
            <text:p>空1.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/14</text:p>
          </table:table-cell>
          <table:table-cell office:value-type="float" office:value="1.0247" calcext:value-type="float">
            <text:p>1.02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15</text:p>
          </table:table-cell>
          <table:table-cell office:value-type="float" office:value="1.0497" calcext:value-type="float">
            <text:p>1.04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18</text:p>
          </table:table-cell>
          <table:table-cell office:value-type="float" office:value="1.0413" calcext:value-type="float">
            <text:p>1.04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19</text:p>
          </table:table-cell>
          <table:table-cell office:value-type="float" office:value="1.03435" calcext:value-type="float">
            <text:p>1.034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20</text:p>
          </table:table-cell>
          <table:table-cell office:value-type="float" office:value="1.05485" calcext:value-type="float">
            <text:p>1.054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21</text:p>
          </table:table-cell>
          <table:table-cell office:value-type="float" office:value="1.04535" calcext:value-type="float">
            <text:p>1.045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22</text:p>
          </table:table-cell>
          <table:table-cell office:value-type="float" office:value="1.0385" calcext:value-type="float">
            <text:p>1.03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25</text:p>
          </table:table-cell>
          <table:table-cell office:value-type="float" office:value="1.0385" calcext:value-type="float">
            <text:p>1.03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26</text:p>
          </table:table-cell>
          <table:table-cell office:value-type="float" office:value="1.0385" calcext:value-type="float">
            <text:p>1.03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27</text:p>
          </table:table-cell>
          <table:table-cell office:value-type="float" office:value="1.0385" calcext:value-type="float">
            <text:p>1.03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28</text:p>
          </table:table-cell>
          <table:table-cell office:value-type="float" office:value="1.0385" calcext:value-type="float">
            <text:p>1.03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29</text:p>
          </table:table-cell>
          <table:table-cell office:value-type="float" office:value="1.0385" calcext:value-type="float">
            <text:p>1.03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30</text:p>
          </table:table-cell>
          <table:table-cell office:value-type="float" office:value="1.0385" calcext:value-type="float">
            <text:p>1.03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2/1</text:p>
          </table:table-cell>
          <table:table-cell office:value-type="float" office:value="1.0385" calcext:value-type="float">
            <text:p>1.03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2/2</text:p>
          </table:table-cell>
          <table:table-cell office:value-type="float" office:value="1.0385" calcext:value-type="float">
            <text:p>1.03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2/3</text:p>
          </table:table-cell>
          <table:table-cell office:value-type="float" office:value="1.0385" calcext:value-type="float">
            <text:p>1.03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2/15</text:p>
          </table:table-cell>
          <table:table-cell office:value-type="float" office:value="1.0385" calcext:value-type="float">
            <text:p>1.0385</text:p>
          </table:table-cell>
          <table:table-cell table:number-columns-repeated="9"/>
          <table:table-cell office:value-type="string" calcext:value-type="string">
            <text:p>多空1.35</text:p>
          </table:table-cell>
          <table:table-cell/>
        </table:table-row>
        <table:table-row table:style-name="ro1">
          <table:table-cell office:value-type="string" calcext:value-type="string">
            <text:p>2016/2/16</text:p>
          </table:table-cell>
          <table:table-cell office:value-type="float" office:value="1.0385" calcext:value-type="float">
            <text:p>1.03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2/17</text:p>
          </table:table-cell>
          <table:table-cell office:value-type="float" office:value="1.0385" calcext:value-type="float">
            <text:p>1.03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2/18</text:p>
          </table:table-cell>
          <table:table-cell office:value-type="float" office:value="1.0385" calcext:value-type="float">
            <text:p>1.03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2/19</text:p>
          </table:table-cell>
          <table:table-cell office:value-type="float" office:value="1.0385" calcext:value-type="float">
            <text:p>1.03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2/22</text:p>
          </table:table-cell>
          <table:table-cell office:value-type="float" office:value="1.03265" calcext:value-type="float">
            <text:p>1.032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2/23</text:p>
          </table:table-cell>
          <table:table-cell office:value-type="float" office:value="1.0324" calcext:value-type="float">
            <text:p>1.0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2/24</text:p>
          </table:table-cell>
          <table:table-cell office:value-type="float" office:value="1.05565" calcext:value-type="float">
            <text:p>1.055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2/25</text:p>
          </table:table-cell>
          <table:table-cell office:value-type="float" office:value="1.0508" calcext:value-type="float">
            <text:p>1.05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2/26</text:p>
          </table:table-cell>
          <table:table-cell office:value-type="float" office:value="1.0508" calcext:value-type="float">
            <text:p>1.0508</text:p>
          </table:table-cell>
          <table:table-cell/>
          <table:table-cell office:value-type="string" calcext:value-type="string">
            <text:p>停利</text:p>
          </table:table-cell>
          <table:table-cell office:value-type="float" office:value="2.5" calcext:value-type="float">
            <text:p>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6/3/1</text:p>
          </table:table-cell>
          <table:table-cell office:value-type="float" office:value="1.04125" calcext:value-type="float">
            <text:p>1.04125</text:p>
          </table:table-cell>
          <table:table-cell/>
          <table:table-cell office:value-type="string" calcext:value-type="string">
            <text:p>停損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6/3/2</text:p>
          </table:table-cell>
          <table:table-cell office:value-type="float" office:value="1.041" calcext:value-type="float">
            <text:p>1.041</text:p>
          </table:table-cell>
          <table:table-cell/>
          <table:table-cell office:value-type="string" calcext:value-type="string">
            <text:p>0.5以上</text:p>
          </table:table-cell>
          <table:table-cell office:value-type="string" calcext:value-type="string">
            <text:p>al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6/3/3</text:p>
          </table:table-cell>
          <table:table-cell office:value-type="float" office:value="1.02615" calcext:value-type="float">
            <text:p>1.026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4</text:p>
          </table:table-cell>
          <table:table-cell office:value-type="float" office:value="1.01775" calcext:value-type="float">
            <text:p>1.01775</text:p>
          </table:table-cell>
          <table:table-cell/>
          <table:table-cell office:value-type="string" calcext:value-type="string">
            <text:p>多37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3/7</text:p>
          </table:table-cell>
          <table:table-cell office:value-type="float" office:value="1.01775" calcext:value-type="float">
            <text:p>1.017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8</text:p>
          </table:table-cell>
          <table:table-cell office:value-type="float" office:value="1.0175" calcext:value-type="float">
            <text:p>1.01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9</text:p>
          </table:table-cell>
          <table:table-cell office:value-type="float" office:value="1.00315" calcext:value-type="float">
            <text:p>1.003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10</text:p>
          </table:table-cell>
          <table:table-cell office:value-type="float" office:value="0.9963" calcext:value-type="float">
            <text:p>0.99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11</text:p>
          </table:table-cell>
          <table:table-cell office:value-type="float" office:value="0.9894" calcext:value-type="float">
            <text:p>0.98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14</text:p>
          </table:table-cell>
          <table:table-cell office:value-type="float" office:value="0.98365" calcext:value-type="float">
            <text:p>0.983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15</text:p>
          </table:table-cell>
          <table:table-cell office:value-type="float" office:value="0.98365" calcext:value-type="float">
            <text:p>0.983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16</text:p>
          </table:table-cell>
          <table:table-cell office:value-type="float" office:value="0.97745" calcext:value-type="float">
            <text:p>0.977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17</text:p>
          </table:table-cell>
          <table:table-cell office:value-type="float" office:value="0.97045" calcext:value-type="float">
            <text:p>0.970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18</text:p>
          </table:table-cell>
          <table:table-cell office:value-type="float" office:value="0.9653" calcext:value-type="float">
            <text:p>0.9653</text:p>
          </table:table-cell>
          <table:table-cell table:number-columns-repeated="9"/>
          <table:table-cell office:value-type="string" calcext:value-type="string">
            <text:p>停利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2016/3/21</text:p>
          </table:table-cell>
          <table:table-cell office:value-type="float" office:value="0.9795" calcext:value-type="float">
            <text:p>0.9795</text:p>
          </table:table-cell>
          <table:table-cell table:number-columns-repeated="9"/>
          <table:table-cell office:value-type="string" calcext:value-type="string">
            <text:p>停損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016/3/22</text:p>
          </table:table-cell>
          <table:table-cell office:value-type="float" office:value="0.99445" calcext:value-type="float">
            <text:p>0.99445</text:p>
          </table:table-cell>
          <table:table-cell table:number-columns-repeated="9"/>
          <table:table-cell office:value-type="string" calcext:value-type="string">
            <text:p>0.5以上</text:p>
          </table:table-cell>
          <table:table-cell office:value-type="string" calcext:value-type="string">
            <text:p>allin</text:p>
          </table:table-cell>
        </table:table-row>
        <table:table-row table:style-name="ro1">
          <table:table-cell office:value-type="string" calcext:value-type="string">
            <text:p>2016/3/23</text:p>
          </table:table-cell>
          <table:table-cell office:value-type="float" office:value="0.9942" calcext:value-type="float">
            <text:p>0.99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24</text:p>
          </table:table-cell>
          <table:table-cell office:value-type="float" office:value="1.0044" calcext:value-type="float">
            <text:p>1.0044</text:p>
          </table:table-cell>
          <table:table-cell table:number-columns-repeated="9"/>
          <table:table-cell office:value-type="string" calcext:value-type="string">
            <text:p>多50x</text:p>
          </table:table-cell>
          <table:table-cell/>
        </table:table-row>
        <table:table-row table:style-name="ro1">
          <table:table-cell office:value-type="string" calcext:value-type="string">
            <text:p>2016/3/25</text:p>
          </table:table-cell>
          <table:table-cell office:value-type="float" office:value="0.99995" calcext:value-type="float">
            <text:p>0.999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28</text:p>
          </table:table-cell>
          <table:table-cell office:value-type="float" office:value="0.99995" calcext:value-type="float">
            <text:p>0.999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29</text:p>
          </table:table-cell>
          <table:table-cell office:value-type="float" office:value="1.0128" calcext:value-type="float">
            <text:p>1.01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30</text:p>
          </table:table-cell>
          <table:table-cell office:value-type="float" office:value="1.00905" calcext:value-type="float">
            <text:p>1.009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31</text:p>
          </table:table-cell>
          <table:table-cell office:value-type="float" office:value="1.02055" calcext:value-type="float">
            <text:p>1.020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1</text:p>
          </table:table-cell>
          <table:table-cell office:value-type="float" office:value="1.01005" calcext:value-type="float">
            <text:p>1.01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6</text:p>
          </table:table-cell>
          <table:table-cell office:value-type="float" office:value="1.03295" calcext:value-type="float">
            <text:p>1.032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7</text:p>
          </table:table-cell>
          <table:table-cell office:value-type="float" office:value="1.0327" calcext:value-type="float">
            <text:p>1.03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8</text:p>
          </table:table-cell>
          <table:table-cell office:value-type="float" office:value="1.0149" calcext:value-type="float">
            <text:p>1.01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11</text:p>
          </table:table-cell>
          <table:table-cell office:value-type="float" office:value="1.0068" calcext:value-type="float">
            <text:p>1.00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12</text:p>
          </table:table-cell>
          <table:table-cell office:value-type="float" office:value="0.9995" calcext:value-type="float">
            <text:p>0.99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13</text:p>
          </table:table-cell>
          <table:table-cell office:value-type="float" office:value="0.99295" calcext:value-type="float">
            <text:p>0.992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14</text:p>
          </table:table-cell>
          <table:table-cell office:value-type="float" office:value="0.9927" calcext:value-type="float">
            <text:p>0.99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15</text:p>
          </table:table-cell>
          <table:table-cell office:value-type="float" office:value="1.00415" calcext:value-type="float">
            <text:p>1.00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18</text:p>
          </table:table-cell>
          <table:table-cell office:value-type="float" office:value="1.0039" calcext:value-type="float">
            <text:p>1.00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19</text:p>
          </table:table-cell>
          <table:table-cell office:value-type="float" office:value="1.01385" calcext:value-type="float">
            <text:p>1.013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20</text:p>
          </table:table-cell>
          <table:table-cell office:value-type="float" office:value="1.03435" calcext:value-type="float">
            <text:p>1.034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21</text:p>
          </table:table-cell>
          <table:table-cell office:value-type="float" office:value="1.0286" calcext:value-type="float">
            <text:p>1.02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22</text:p>
          </table:table-cell>
          <table:table-cell office:value-type="float" office:value="1.02355" calcext:value-type="float">
            <text:p>1.023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25</text:p>
          </table:table-cell>
          <table:table-cell office:value-type="float" office:value="1.01875" calcext:value-type="float">
            <text:p>1.018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26</text:p>
          </table:table-cell>
          <table:table-cell office:value-type="float" office:value="1.01445" calcext:value-type="float">
            <text:p>1.014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27</text:p>
          </table:table-cell>
          <table:table-cell office:value-type="float" office:value="1.0091" calcext:value-type="float">
            <text:p>1.00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28</text:p>
          </table:table-cell>
          <table:table-cell office:value-type="float" office:value="1.02" calcext:value-type="float">
            <text:p>1.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29</text:p>
          </table:table-cell>
          <table:table-cell office:value-type="float" office:value="1.03225" calcext:value-type="float">
            <text:p>1.03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3</text:p>
          </table:table-cell>
          <table:table-cell office:value-type="float" office:value="1.032" calcext:value-type="float">
            <text:p>1.0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4</text:p>
          </table:table-cell>
          <table:table-cell office:value-type="float" office:value="1.07205" calcext:value-type="float">
            <text:p>1.072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5</text:p>
          </table:table-cell>
          <table:table-cell office:value-type="float" office:value="1.0636" calcext:value-type="float">
            <text:p>1.06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6</text:p>
          </table:table-cell>
          <table:table-cell office:value-type="float" office:value="1.06335" calcext:value-type="float">
            <text:p>1.06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9</text:p>
          </table:table-cell>
          <table:table-cell office:value-type="float" office:value="1.07265" calcext:value-type="float">
            <text:p>1.072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10</text:p>
          </table:table-cell>
          <table:table-cell office:value-type="float" office:value="1.0659" calcext:value-type="float">
            <text:p>1.06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11</text:p>
          </table:table-cell>
          <table:table-cell office:value-type="float" office:value="1.0837" calcext:value-type="float">
            <text:p>1.08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12</text:p>
          </table:table-cell>
          <table:table-cell office:value-type="float" office:value="1.077" calcext:value-type="float">
            <text:p>1.0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13</text:p>
          </table:table-cell>
          <table:table-cell office:value-type="float" office:value="1.0966" calcext:value-type="float">
            <text:p>1.09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16</text:p>
          </table:table-cell>
          <table:table-cell office:value-type="float" office:value="1.09035" calcext:value-type="float">
            <text:p>1.09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17</text:p>
          </table:table-cell>
          <table:table-cell office:value-type="float" office:value="1.0833" calcext:value-type="float">
            <text:p>1.08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18</text:p>
          </table:table-cell>
          <table:table-cell office:value-type="float" office:value="1.07655" calcext:value-type="float">
            <text:p>1.07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19</text:p>
          </table:table-cell>
          <table:table-cell office:value-type="float" office:value="1.07655" calcext:value-type="float">
            <text:p>1.07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20</text:p>
          </table:table-cell>
          <table:table-cell office:value-type="float" office:value="1.07655" calcext:value-type="float">
            <text:p>1.07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23</text:p>
          </table:table-cell>
          <table:table-cell office:value-type="float" office:value="1.07655" calcext:value-type="float">
            <text:p>1.07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24</text:p>
          </table:table-cell>
          <table:table-cell office:value-type="float" office:value="1.07655" calcext:value-type="float">
            <text:p>1.07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25</text:p>
          </table:table-cell>
          <table:table-cell office:value-type="float" office:value="1.07655" calcext:value-type="float">
            <text:p>1.07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26</text:p>
          </table:table-cell>
          <table:table-cell office:value-type="float" office:value="1.07655" calcext:value-type="float">
            <text:p>1.07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27</text:p>
          </table:table-cell>
          <table:table-cell office:value-type="float" office:value="1.07655" calcext:value-type="float">
            <text:p>1.07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30</text:p>
          </table:table-cell>
          <table:table-cell office:value-type="float" office:value="1.07655" calcext:value-type="float">
            <text:p>1.07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31</text:p>
          </table:table-cell>
          <table:table-cell office:value-type="float" office:value="1.07655" calcext:value-type="float">
            <text:p>1.07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1</text:p>
          </table:table-cell>
          <table:table-cell office:value-type="float" office:value="1.07655" calcext:value-type="float">
            <text:p>1.07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2</text:p>
          </table:table-cell>
          <table:table-cell office:value-type="float" office:value="1.07655" calcext:value-type="float">
            <text:p>1.07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3</text:p>
          </table:table-cell>
          <table:table-cell office:value-type="float" office:value="1.07655" calcext:value-type="float">
            <text:p>1.07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4</text:p>
          </table:table-cell>
          <table:table-cell office:value-type="float" office:value="1.07655" calcext:value-type="float">
            <text:p>1.07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6</text:p>
          </table:table-cell>
          <table:table-cell office:value-type="float" office:value="1.07655" calcext:value-type="float">
            <text:p>1.07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7</text:p>
          </table:table-cell>
          <table:table-cell office:value-type="float" office:value="1.07655" calcext:value-type="float">
            <text:p>1.07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8</text:p>
          </table:table-cell>
          <table:table-cell office:value-type="float" office:value="1.07655" calcext:value-type="float">
            <text:p>1.07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13</text:p>
          </table:table-cell>
          <table:table-cell office:value-type="float" office:value="1.07655" calcext:value-type="float">
            <text:p>1.07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14</text:p>
          </table:table-cell>
          <table:table-cell office:value-type="float" office:value="1.07655" calcext:value-type="float">
            <text:p>1.07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15</text:p>
          </table:table-cell>
          <table:table-cell office:value-type="float" office:value="1.07655" calcext:value-type="float">
            <text:p>1.07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16</text:p>
          </table:table-cell>
          <table:table-cell office:value-type="float" office:value="1.07655" calcext:value-type="float">
            <text:p>1.07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17</text:p>
          </table:table-cell>
          <table:table-cell office:value-type="float" office:value="1.07655" calcext:value-type="float">
            <text:p>1.07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20</text:p>
          </table:table-cell>
          <table:table-cell office:value-type="float" office:value="1.0697" calcext:value-type="float">
            <text:p>1.0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21</text:p>
          </table:table-cell>
          <table:table-cell office:value-type="float" office:value="1.0627" calcext:value-type="float">
            <text:p>1.06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22</text:p>
          </table:table-cell>
          <table:table-cell office:value-type="float" office:value="1.0781" calcext:value-type="float">
            <text:p>1.07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23</text:p>
          </table:table-cell>
          <table:table-cell office:value-type="float" office:value="1.07785" calcext:value-type="float">
            <text:p>1.077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24</text:p>
          </table:table-cell>
          <table:table-cell office:value-type="float" office:value="1.1125" calcext:value-type="float">
            <text:p>1.11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27</text:p>
          </table:table-cell>
          <table:table-cell office:value-type="float" office:value="1.10375" calcext:value-type="float">
            <text:p>1.10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28</text:p>
          </table:table-cell>
          <table:table-cell office:value-type="float" office:value="1.0965" calcext:value-type="float">
            <text:p>1.09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29</text:p>
          </table:table-cell>
          <table:table-cell office:value-type="float" office:value="1.091" calcext:value-type="float">
            <text:p>1.0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30</text:p>
          </table:table-cell>
          <table:table-cell office:value-type="float" office:value="1.0861" calcext:value-type="float">
            <text:p>1.08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1</text:p>
          </table:table-cell>
          <table:table-cell office:value-type="float" office:value="1.0751" calcext:value-type="float">
            <text:p>1.0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4</text:p>
          </table:table-cell>
          <table:table-cell office:value-type="float" office:value="1.0751" calcext:value-type="float">
            <text:p>1.0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5</text:p>
          </table:table-cell>
          <table:table-cell office:value-type="float" office:value="1.06555" calcext:value-type="float">
            <text:p>1.065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6</text:p>
          </table:table-cell>
          <table:table-cell office:value-type="float" office:value="1.0653" calcext:value-type="float">
            <text:p>1.06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7</text:p>
          </table:table-cell>
          <table:table-cell office:value-type="float" office:value="1.04495" calcext:value-type="float">
            <text:p>1.044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11</text:p>
          </table:table-cell>
          <table:table-cell office:value-type="float" office:value="1.0355" calcext:value-type="float">
            <text:p>1.03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12</text:p>
          </table:table-cell>
          <table:table-cell office:value-type="float" office:value="1.0355" calcext:value-type="float">
            <text:p>1.03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13</text:p>
          </table:table-cell>
          <table:table-cell office:value-type="float" office:value="1.0355" calcext:value-type="float">
            <text:p>1.03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14</text:p>
          </table:table-cell>
          <table:table-cell office:value-type="float" office:value="1.026" calcext:value-type="float">
            <text:p>1.0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15</text:p>
          </table:table-cell>
          <table:table-cell office:value-type="float" office:value="1.026" calcext:value-type="float">
            <text:p>1.0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18</text:p>
          </table:table-cell>
          <table:table-cell office:value-type="float" office:value="1.026" calcext:value-type="float">
            <text:p>1.0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19</text:p>
          </table:table-cell>
          <table:table-cell office:value-type="float" office:value="1.026" calcext:value-type="float">
            <text:p>1.0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20</text:p>
          </table:table-cell>
          <table:table-cell office:value-type="float" office:value="1.026" calcext:value-type="float">
            <text:p>1.0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21</text:p>
          </table:table-cell>
          <table:table-cell office:value-type="float" office:value="1.026" calcext:value-type="float">
            <text:p>1.0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22</text:p>
          </table:table-cell>
          <table:table-cell office:value-type="float" office:value="1.02575" calcext:value-type="float">
            <text:p>1.025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25</text:p>
          </table:table-cell>
          <table:table-cell office:value-type="float" office:value="1.05875" calcext:value-type="float">
            <text:p>1.058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26</text:p>
          </table:table-cell>
          <table:table-cell office:value-type="float" office:value="1.0529" calcext:value-type="float">
            <text:p>1.05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27</text:p>
          </table:table-cell>
          <table:table-cell office:value-type="float" office:value="1.04815" calcext:value-type="float">
            <text:p>1.048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28</text:p>
          </table:table-cell>
          <table:table-cell office:value-type="float" office:value="1.0426" calcext:value-type="float">
            <text:p>1.04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29</text:p>
          </table:table-cell>
          <table:table-cell office:value-type="float" office:value="1.05575" calcext:value-type="float">
            <text:p>1.055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1</text:p>
          </table:table-cell>
          <table:table-cell office:value-type="float" office:value="1.04675" calcext:value-type="float">
            <text:p>1.046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2</text:p>
          </table:table-cell>
          <table:table-cell office:value-type="float" office:value="1.0465" calcext:value-type="float">
            <text:p>1.04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3</text:p>
          </table:table-cell>
          <table:table-cell office:value-type="float" office:value="1.0632" calcext:value-type="float">
            <text:p>1.06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4</text:p>
          </table:table-cell>
          <table:table-cell office:value-type="float" office:value="1.0632" calcext:value-type="float">
            <text:p>1.06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5</text:p>
          </table:table-cell>
          <table:table-cell office:value-type="float" office:value="1.0632" calcext:value-type="float">
            <text:p>1.06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8</text:p>
          </table:table-cell>
          <table:table-cell office:value-type="float" office:value="1.0632" calcext:value-type="float">
            <text:p>1.06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9</text:p>
          </table:table-cell>
          <table:table-cell office:value-type="float" office:value="1.0632" calcext:value-type="float">
            <text:p>1.06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10</text:p>
          </table:table-cell>
          <table:table-cell office:value-type="float" office:value="1.0632" calcext:value-type="float">
            <text:p>1.06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11</text:p>
          </table:table-cell>
          <table:table-cell office:value-type="float" office:value="1.0632" calcext:value-type="float">
            <text:p>1.06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12</text:p>
          </table:table-cell>
          <table:table-cell office:value-type="float" office:value="1.0632" calcext:value-type="float">
            <text:p>1.06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15</text:p>
          </table:table-cell>
          <table:table-cell office:value-type="float" office:value="1.0632" calcext:value-type="float">
            <text:p>1.06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16</text:p>
          </table:table-cell>
          <table:table-cell office:value-type="float" office:value="1.0852" calcext:value-type="float">
            <text:p>1.08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17</text:p>
          </table:table-cell>
          <table:table-cell office:value-type="float" office:value="1.0852" calcext:value-type="float">
            <text:p>1.08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18</text:p>
          </table:table-cell>
          <table:table-cell office:value-type="float" office:value="1.0852" calcext:value-type="float">
            <text:p>1.08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19</text:p>
          </table:table-cell>
          <table:table-cell office:value-type="float" office:value="1.1021" calcext:value-type="float">
            <text:p>1.10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22</text:p>
          </table:table-cell>
          <table:table-cell office:value-type="float" office:value="1.1142" calcext:value-type="float">
            <text:p>1.11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23</text:p>
          </table:table-cell>
          <table:table-cell office:value-type="float" office:value="1.10965" calcext:value-type="float">
            <text:p>1.109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24</text:p>
          </table:table-cell>
          <table:table-cell office:value-type="float" office:value="1.1094" calcext:value-type="float">
            <text:p>1.10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25</text:p>
          </table:table-cell>
          <table:table-cell office:value-type="float" office:value="1.1009" calcext:value-type="float">
            <text:p>1.1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26</text:p>
          </table:table-cell>
          <table:table-cell office:value-type="float" office:value="1.09565" calcext:value-type="float">
            <text:p>1.095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29</text:p>
          </table:table-cell>
          <table:table-cell office:value-type="float" office:value="1.10445" calcext:value-type="float">
            <text:p>1.104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30</text:p>
          </table:table-cell>
          <table:table-cell office:value-type="float" office:value="1.1042" calcext:value-type="float">
            <text:p>1.10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31</text:p>
          </table:table-cell>
          <table:table-cell office:value-type="float" office:value="1.1249" calcext:value-type="float">
            <text:p>1.12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1</text:p>
          </table:table-cell>
          <table:table-cell office:value-type="float" office:value="1.12465" calcext:value-type="float">
            <text:p>1.124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2</text:p>
          </table:table-cell>
          <table:table-cell office:value-type="float" office:value="1.13265" calcext:value-type="float">
            <text:p>1.132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5</text:p>
          </table:table-cell>
          <table:table-cell office:value-type="float" office:value="1.11805" calcext:value-type="float">
            <text:p>1.118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6</text:p>
          </table:table-cell>
          <table:table-cell office:value-type="float" office:value="1.11805" calcext:value-type="float">
            <text:p>1.118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7</text:p>
          </table:table-cell>
          <table:table-cell office:value-type="float" office:value="1.11805" calcext:value-type="float">
            <text:p>1.118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8</text:p>
          </table:table-cell>
          <table:table-cell office:value-type="float" office:value="1.11805" calcext:value-type="float">
            <text:p>1.118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9</text:p>
          </table:table-cell>
          <table:table-cell office:value-type="float" office:value="1.11805" calcext:value-type="float">
            <text:p>1.118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10</text:p>
          </table:table-cell>
          <table:table-cell office:value-type="float" office:value="1.11805" calcext:value-type="float">
            <text:p>1.118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12</text:p>
          </table:table-cell>
          <table:table-cell office:value-type="float" office:value="1.11805" calcext:value-type="float">
            <text:p>1.118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13</text:p>
          </table:table-cell>
          <table:table-cell office:value-type="float" office:value="1.11805" calcext:value-type="float">
            <text:p>1.118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14</text:p>
          </table:table-cell>
          <table:table-cell office:value-type="float" office:value="1.11805" calcext:value-type="float">
            <text:p>1.118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19</text:p>
          </table:table-cell>
          <table:table-cell office:value-type="float" office:value="1.11805" calcext:value-type="float">
            <text:p>1.118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20</text:p>
          </table:table-cell>
          <table:table-cell office:value-type="float" office:value="1.1178" calcext:value-type="float">
            <text:p>1.11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21</text:p>
          </table:table-cell>
          <table:table-cell office:value-type="float" office:value="1.10675" calcext:value-type="float">
            <text:p>1.106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22</text:p>
          </table:table-cell>
          <table:table-cell office:value-type="float" office:value="1.1011" calcext:value-type="float">
            <text:p>1.10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23</text:p>
          </table:table-cell>
          <table:table-cell office:value-type="float" office:value="1.09635" calcext:value-type="float">
            <text:p>1.096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26</text:p>
          </table:table-cell>
          <table:table-cell office:value-type="float" office:value="1.1071" calcext:value-type="float">
            <text:p>1.10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29</text:p>
          </table:table-cell>
          <table:table-cell office:value-type="float" office:value="1.1033" calcext:value-type="float">
            <text:p>1.10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30</text:p>
          </table:table-cell>
          <table:table-cell office:value-type="float" office:value="1.11495" calcext:value-type="float">
            <text:p>1.114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3</text:p>
          </table:table-cell>
          <table:table-cell office:value-type="float" office:value="1.1147" calcext:value-type="float">
            <text:p>1.11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4</text:p>
          </table:table-cell>
          <table:table-cell office:value-type="float" office:value="1.10665" calcext:value-type="float">
            <text:p>1.106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5</text:p>
          </table:table-cell>
          <table:table-cell office:value-type="float" office:value="1.10665" calcext:value-type="float">
            <text:p>1.106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6</text:p>
          </table:table-cell>
          <table:table-cell office:value-type="float" office:value="1.10665" calcext:value-type="float">
            <text:p>1.106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7</text:p>
          </table:table-cell>
          <table:table-cell office:value-type="float" office:value="1.10665" calcext:value-type="float">
            <text:p>1.106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11</text:p>
          </table:table-cell>
          <table:table-cell office:value-type="float" office:value="1.1273" calcext:value-type="float">
            <text:p>1.12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12</text:p>
          </table:table-cell>
          <table:table-cell office:value-type="float" office:value="1.119" calcext:value-type="float">
            <text:p>1.1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13</text:p>
          </table:table-cell>
          <table:table-cell office:value-type="float" office:value="1.11875" calcext:value-type="float">
            <text:p>1.118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14</text:p>
          </table:table-cell>
          <table:table-cell office:value-type="float" office:value="1.13305" calcext:value-type="float">
            <text:p>1.133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17</text:p>
          </table:table-cell>
          <table:table-cell office:value-type="float" office:value="1.15415" calcext:value-type="float">
            <text:p>1.15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18</text:p>
          </table:table-cell>
          <table:table-cell office:value-type="float" office:value="1.14695" calcext:value-type="float">
            <text:p>1.146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19</text:p>
          </table:table-cell>
          <table:table-cell office:value-type="float" office:value="1.14115" calcext:value-type="float">
            <text:p>1.141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20</text:p>
          </table:table-cell>
          <table:table-cell office:value-type="float" office:value="1.13505" calcext:value-type="float">
            <text:p>1.135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21</text:p>
          </table:table-cell>
          <table:table-cell office:value-type="float" office:value="1.1292" calcext:value-type="float">
            <text:p>1.12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24</text:p>
          </table:table-cell>
          <table:table-cell office:value-type="float" office:value="1.1241" calcext:value-type="float">
            <text:p>1.12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25</text:p>
          </table:table-cell>
          <table:table-cell office:value-type="float" office:value="1.1199" calcext:value-type="float">
            <text:p>1.11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26</text:p>
          </table:table-cell>
          <table:table-cell office:value-type="float" office:value="1.1161" calcext:value-type="float">
            <text:p>1.11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27</text:p>
          </table:table-cell>
          <table:table-cell office:value-type="float" office:value="1.1249" calcext:value-type="float">
            <text:p>1.12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28</text:p>
          </table:table-cell>
          <table:table-cell office:value-type="float" office:value="1.1207" calcext:value-type="float">
            <text:p>1.12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31</text:p>
          </table:table-cell>
          <table:table-cell office:value-type="float" office:value="1.13265" calcext:value-type="float">
            <text:p>1.132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1</text:p>
          </table:table-cell>
          <table:table-cell office:value-type="float" office:value="1.1324" calcext:value-type="float">
            <text:p>1.1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2</text:p>
          </table:table-cell>
          <table:table-cell office:value-type="float" office:value="1.17785" calcext:value-type="float">
            <text:p>1.177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3</text:p>
          </table:table-cell>
          <table:table-cell office:value-type="float" office:value="1.1776" calcext:value-type="float">
            <text:p>1.17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4</text:p>
          </table:table-cell>
          <table:table-cell office:value-type="float" office:value="1.1946" calcext:value-type="float">
            <text:p>1.19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7</text:p>
          </table:table-cell>
          <table:table-cell office:value-type="float" office:value="1.17655" calcext:value-type="float">
            <text:p>1.17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8</text:p>
          </table:table-cell>
          <table:table-cell office:value-type="float" office:value="1.1763" calcext:value-type="float">
            <text:p>1.17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9</text:p>
          </table:table-cell>
          <table:table-cell office:value-type="float" office:value="1.2219" calcext:value-type="float">
            <text:p>1.22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10</text:p>
          </table:table-cell>
          <table:table-cell office:value-type="float" office:value="1.21455" calcext:value-type="float">
            <text:p>1.214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11</text:p>
          </table:table-cell>
          <table:table-cell office:value-type="float" office:value="1.22935" calcext:value-type="float">
            <text:p>1.229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14</text:p>
          </table:table-cell>
          <table:table-cell office:value-type="float" office:value="1.2291" calcext:value-type="float">
            <text:p>1.22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15</text:p>
          </table:table-cell>
          <table:table-cell office:value-type="float" office:value="1.22285" calcext:value-type="float">
            <text:p>1.222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16</text:p>
          </table:table-cell>
          <table:table-cell office:value-type="float" office:value="1.21505" calcext:value-type="float">
            <text:p>1.215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17</text:p>
          </table:table-cell>
          <table:table-cell office:value-type="float" office:value="1.2148" calcext:value-type="float">
            <text:p>1.21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18</text:p>
          </table:table-cell>
          <table:table-cell office:value-type="float" office:value="1.20235" calcext:value-type="float">
            <text:p>1.202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21</text:p>
          </table:table-cell>
          <table:table-cell office:value-type="float" office:value="1.196" calcext:value-type="float">
            <text:p>1.1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22</text:p>
          </table:table-cell>
          <table:table-cell office:value-type="float" office:value="1.18975" calcext:value-type="float">
            <text:p>1.189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23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24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25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28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29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30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1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2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5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6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7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8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9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12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13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14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15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16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19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20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21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22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23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26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27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28</text:p>
          </table:table-cell>
          <table:table-cell office:value-type="float" office:value="1.184" calcext:value-type="float">
            <text:p>1.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29</text:p>
          </table:table-cell>
          <table:table-cell office:value-type="float" office:value="1.18375" calcext:value-type="float">
            <text:p>1.18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30</text:p>
          </table:table-cell>
          <table:table-cell office:value-type="float" office:value="1.1774" calcext:value-type="float">
            <text:p>1.177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00/00/00</text:date>, <text:time style:data-style-name="N2" text:time-value="18:46:31.856722156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16:19:51.271875305</dc:date>
    <meta:editing-duration>PT21M15S</meta:editing-duration>
    <meta:editing-cycles>5</meta:editing-cycles>
    <meta:generator>LibreOffice/5.1.6.2$Linux_X86_64 LibreOffice_project/10m0$Build-2</meta:generator>
    <meta:document-statistic meta:table-count="1" meta:cell-count="51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4.201cm" style:legend-expansion="high" chart:style-name="ch2"/>
        <chart:plot-area chart:style-name="ch3" table:cell-range-address="option_roi_result.B1:option_roi_result.B245" chart:data-source-has-labels="row" svg:x="0.32cm" svg:y="0.18cm" svg:width="13.646cm" svg:height="8.64cm">
          <chartooo:coordinate-region svg:x="1.047cm" svg:y="0.379cm" svg:width="12.63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tion_roi_result.B2:option_roi_result.B245" chart:label-cell-address="option_roi_result.B1:option_roi_result.B1" chart:class="chart:scatter">
            <chart:data-point chart:repeated="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95">
                <text:p>1.0295</text:p>
                <draw:g>
                  <svg:desc>option_roi_result.B2:option_roi_result.B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795">
                <text:p>1.01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77">
                <text:p>1.0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545">
                <text:p>1.07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6405">
                <text:p>1.06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638">
                <text:p>1.06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5445">
                <text:p>1.05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335">
                <text:p>1.0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47">
                <text:p>1.0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497">
                <text:p>1.0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413">
                <text:p>1.0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3435">
                <text:p>1.034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5485">
                <text:p>1.05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4535">
                <text:p>1.04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385">
                <text:p>1.03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385">
                <text:p>1.0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385">
                <text:p>1.0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385">
                <text:p>1.03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385">
                <text:p>1.0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385">
                <text:p>1.03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385">
                <text:p>1.03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385">
                <text:p>1.03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385">
                <text:p>1.03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385">
                <text:p>1.03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385">
                <text:p>1.03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385">
                <text:p>1.0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385">
                <text:p>1.03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385">
                <text:p>1.03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385">
                <text:p>1.03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3265">
                <text:p>1.032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324">
                <text:p>1.03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5565">
                <text:p>1.055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508">
                <text:p>1.05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508">
                <text:p>1.05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4125">
                <text:p>1.04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2615">
                <text:p>1.026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1775">
                <text:p>1.017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1775">
                <text:p>1.017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175">
                <text:p>1.01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315">
                <text:p>1.003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94">
                <text:p>0.9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365">
                <text:p>0.983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365">
                <text:p>0.983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7745">
                <text:p>0.977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7045">
                <text:p>0.97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653">
                <text:p>0.96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795">
                <text:p>0.97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445">
                <text:p>0.994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42">
                <text:p>0.99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044">
                <text:p>1.00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995">
                <text:p>0.999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995">
                <text:p>0.999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128">
                <text:p>1.01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0905">
                <text:p>1.009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2055">
                <text:p>1.020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1005">
                <text:p>1.01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3295">
                <text:p>1.032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327">
                <text:p>1.03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149">
                <text:p>1.01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068">
                <text:p>1.00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295">
                <text:p>0.992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27">
                <text:p>0.99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0415">
                <text:p>1.004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039">
                <text:p>1.00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1385">
                <text:p>1.013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3435">
                <text:p>1.034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286">
                <text:p>1.02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2355">
                <text:p>1.023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1875">
                <text:p>1.01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1445">
                <text:p>1.014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091">
                <text:p>1.00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3225">
                <text:p>1.032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7205">
                <text:p>1.072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636">
                <text:p>1.06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6335">
                <text:p>1.063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7265">
                <text:p>1.072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659">
                <text:p>1.06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837">
                <text:p>1.08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966">
                <text:p>1.09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9035">
                <text:p>1.090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833">
                <text:p>1.08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697">
                <text:p>1.06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627">
                <text:p>1.06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781">
                <text:p>1.07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7785">
                <text:p>1.077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125">
                <text:p>1.1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0375">
                <text:p>1.10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965">
                <text:p>1.09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861">
                <text:p>1.08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751">
                <text:p>1.07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751">
                <text:p>1.07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6555">
                <text:p>1.065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653">
                <text:p>1.06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4495">
                <text:p>1.044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355">
                <text:p>1.03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355">
                <text:p>1.03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355">
                <text:p>1.03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2575">
                <text:p>1.025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5875">
                <text:p>1.058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529">
                <text:p>1.05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4815">
                <text:p>1.048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426">
                <text:p>1.04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5575">
                <text:p>1.055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4675">
                <text:p>1.046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465">
                <text:p>1.04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632">
                <text:p>1.06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0632">
                <text:p>1.06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632">
                <text:p>1.06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0632">
                <text:p>1.06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632">
                <text:p>1.06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632">
                <text:p>1.06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632">
                <text:p>1.06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632">
                <text:p>1.06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632">
                <text:p>1.06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852">
                <text:p>1.08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852">
                <text:p>1.08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852">
                <text:p>1.08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1021">
                <text:p>1.10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142">
                <text:p>1.11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10965">
                <text:p>1.109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1094">
                <text:p>1.10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009">
                <text:p>1.10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9565">
                <text:p>1.095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0445">
                <text:p>1.104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042">
                <text:p>1.10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249">
                <text:p>1.12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12465">
                <text:p>1.124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3265">
                <text:p>1.132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11805">
                <text:p>1.118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1805">
                <text:p>1.118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1805">
                <text:p>1.118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11805">
                <text:p>1.118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11805">
                <text:p>1.118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11805">
                <text:p>1.118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1805">
                <text:p>1.118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11805">
                <text:p>1.118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1805">
                <text:p>1.118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1805">
                <text:p>1.118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178">
                <text:p>1.11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0675">
                <text:p>1.106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011">
                <text:p>1.10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9635">
                <text:p>1.096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071">
                <text:p>1.10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1033">
                <text:p>1.10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1495">
                <text:p>1.114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147">
                <text:p>1.11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0665">
                <text:p>1.106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0665">
                <text:p>1.106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0665">
                <text:p>1.106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0665">
                <text:p>1.106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273">
                <text:p>1.12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19">
                <text:p>1.1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1875">
                <text:p>1.118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3305">
                <text:p>1.133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5415">
                <text:p>1.154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4695">
                <text:p>1.146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4115">
                <text:p>1.141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3505">
                <text:p>1.135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292">
                <text:p>1.12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241">
                <text:p>1.12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199">
                <text:p>1.11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161">
                <text:p>1.11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249">
                <text:p>1.12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207">
                <text:p>1.12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3265">
                <text:p>1.132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1324">
                <text:p>1.13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7785">
                <text:p>1.177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776">
                <text:p>1.17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1946">
                <text:p>1.19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7655">
                <text:p>1.176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763">
                <text:p>1.17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2219">
                <text:p>1.22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21455">
                <text:p>1.214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22935">
                <text:p>1.229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2291">
                <text:p>1.22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2285">
                <text:p>1.222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1505">
                <text:p>1.215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148">
                <text:p>1.21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0235">
                <text:p>1.202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96">
                <text:p>1.1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8975">
                <text:p>1.189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18375">
                <text:p>1.183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1774">
                <text:p>1.17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1.047cm" svg:y="0.379cm" svg:width="12.639cm" svg:height="7.794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5" chart:label-cell-address="local-table.$B$1" chart:class="chart:scatter">
            <chart:data-point chart:repeated="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95">
                <text:p>1.02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795">
                <text:p>1.01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77">
                <text:p>1.0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545">
                <text:p>1.07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6405">
                <text:p>1.06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638">
                <text:p>1.06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5445">
                <text:p>1.05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335">
                <text:p>1.0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47">
                <text:p>1.0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497">
                <text:p>1.0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413">
                <text:p>1.0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3435">
                <text:p>1.034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5485">
                <text:p>1.05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4535">
                <text:p>1.04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385">
                <text:p>1.03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515">
                <text:p>1.05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4705">
                <text:p>1.047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439">
                <text:p>1.04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33">
                <text:p>1.05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6525">
                <text:p>1.065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73">
                <text:p>1.0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6605">
                <text:p>1.06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816">
                <text:p>1.08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8135">
                <text:p>1.08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1035">
                <text:p>1.11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0405">
                <text:p>1.104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1705">
                <text:p>1.117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168">
                <text:p>1.11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242">
                <text:p>1.1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2395">
                <text:p>1.123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472">
                <text:p>1.14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4235">
                <text:p>1.142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388">
                <text:p>1.13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2925">
                <text:p>1.129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1415">
                <text:p>1.114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0575">
                <text:p>1.105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9905">
                <text:p>1.099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988">
                <text:p>1.09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8445">
                <text:p>1.084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776">
                <text:p>1.07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707">
                <text:p>1.07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6495">
                <text:p>1.064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5885">
                <text:p>1.058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5265">
                <text:p>1.052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4565">
                <text:p>1.045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405">
                <text:p>1.04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547">
                <text:p>1.05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6965">
                <text:p>1.069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694">
                <text:p>1.06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796">
                <text:p>1.07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7515">
                <text:p>1.075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705">
                <text:p>1.07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335">
                <text:p>1.083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796">
                <text:p>1.07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911">
                <text:p>1.09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806">
                <text:p>1.08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035">
                <text:p>1.10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0325">
                <text:p>1.103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8545">
                <text:p>1.08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7735">
                <text:p>1.077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7005">
                <text:p>1.07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635">
                <text:p>1.06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6325">
                <text:p>1.063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747">
                <text:p>1.07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7445">
                <text:p>1.074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844">
                <text:p>1.08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049">
                <text:p>1.10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9915">
                <text:p>1.099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941">
                <text:p>1.09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893">
                <text:p>1.08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7965">
                <text:p>1.079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9055">
                <text:p>1.090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028">
                <text:p>1.10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0255">
                <text:p>1.102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426">
                <text:p>1.14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3415">
                <text:p>1.134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339">
                <text:p>1.13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432">
                <text:p>1.14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3645">
                <text:p>1.13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5425">
                <text:p>1.154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4755">
                <text:p>1.147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6715">
                <text:p>1.167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609">
                <text:p>1.16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5385">
                <text:p>1.153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471">
                <text:p>1.14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418">
                <text:p>1.14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5855">
                <text:p>1.158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714">
                <text:p>1.17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665">
                <text:p>1.16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7845">
                <text:p>1.178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752">
                <text:p>1.17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831">
                <text:p>1.18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8875">
                <text:p>1.18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95375">
                <text:p>1.195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02525">
                <text:p>1.2025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99325">
                <text:p>1.1993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99075">
                <text:p>1.1990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200075">
                <text:p>1.2000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214025">
                <text:p>1.2140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221625">
                <text:p>1.221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221375">
                <text:p>1.2213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14825">
                <text:p>1.2148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222575">
                <text:p>1.2225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19675">
                <text:p>1.2196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212925">
                <text:p>1.2129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12675">
                <text:p>1.2126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227025">
                <text:p>1.2270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20025">
                <text:p>1.2200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35425">
                <text:p>1.2354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35175">
                <text:p>1.2351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69825">
                <text:p>1.2698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261075">
                <text:p>1.2610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253825">
                <text:p>1.2538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48325">
                <text:p>1.2483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43425">
                <text:p>1.2434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32425">
                <text:p>1.2324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27625">
                <text:p>1.227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8075">
                <text:p>1.2180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7825">
                <text:p>1.2178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97475">
                <text:p>1.1974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88025">
                <text:p>1.1880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87775">
                <text:p>1.1877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9095">
                <text:p>1.190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8145">
                <text:p>1.181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9085">
                <text:p>1.190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9905">
                <text:p>1.199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957">
                <text:p>1.19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19235">
                <text:p>1.192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207">
                <text:p>1.2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0675">
                <text:p>1.206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23975">
                <text:p>1.239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339">
                <text:p>1.23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22915">
                <text:p>1.229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2236">
                <text:p>1.22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3675">
                <text:p>1.236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2775">
                <text:p>1.227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2275">
                <text:p>1.22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2442">
                <text:p>1.24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23795">
                <text:p>1.237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23165">
                <text:p>1.231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1885">
                <text:p>1.218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128">
                <text:p>1.21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073">
                <text:p>1.20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0705">
                <text:p>1.207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2043">
                <text:p>1.20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263">
                <text:p>1.22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222">
                <text:p>1.22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166">
                <text:p>1.21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2335">
                <text:p>1.23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456">
                <text:p>1.24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4105">
                <text:p>1.241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2408">
                <text:p>1.24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2323">
                <text:p>1.23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22705">
                <text:p>1.227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23585">
                <text:p>1.235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2356">
                <text:p>1.23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2563">
                <text:p>1.25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25605">
                <text:p>1.256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26405">
                <text:p>1.264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24945">
                <text:p>1.249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26215">
                <text:p>1.262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27455">
                <text:p>1.274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6985">
                <text:p>1.269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26415">
                <text:p>1.264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2812">
                <text:p>1.28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27615">
                <text:p>1.276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27075">
                <text:p>1.270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2705">
                <text:p>1.27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30245">
                <text:p>1.302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3022">
                <text:p>1.30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29115">
                <text:p>1.291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2855">
                <text:p>1.28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28075">
                <text:p>1.280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2915">
                <text:p>1.29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2877">
                <text:p>1.28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29935">
                <text:p>1.299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2991">
                <text:p>1.29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2908">
                <text:p>1.29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2968">
                <text:p>1.29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0005">
                <text:p>1.300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2998">
                <text:p>1.29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3153">
                <text:p>1.31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307">
                <text:p>1.3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30675">
                <text:p>1.306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32105">
                <text:p>1.321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34215">
                <text:p>1.342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33495">
                <text:p>1.334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32915">
                <text:p>1.329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32305">
                <text:p>1.323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3172">
                <text:p>1.31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3121">
                <text:p>1.31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079">
                <text:p>1.30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041">
                <text:p>1.30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3129">
                <text:p>1.31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3087">
                <text:p>1.30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2065">
                <text:p>1.320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3204">
                <text:p>1.32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36585">
                <text:p>1.365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3656">
                <text:p>1.36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3826">
                <text:p>1.38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36455">
                <text:p>1.364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3643">
                <text:p>1.36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099">
                <text:p>1.40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40255">
                <text:p>1.402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1735">
                <text:p>1.417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171">
                <text:p>1.41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41085">
                <text:p>1.410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40305">
                <text:p>1.403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4028">
                <text:p>1.40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39035">
                <text:p>1.390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384">
                <text:p>1.3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7775">
                <text:p>1.377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372">
                <text:p>1.3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687">
                <text:p>1.36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6845">
                <text:p>1.368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87875">
                <text:p>1.3878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383875">
                <text:p>1.3838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380375">
                <text:p>1.3803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380125">
                <text:p>1.3801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68575">
                <text:p>1.3685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368325">
                <text:p>1.3683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80425">
                <text:p>1.3804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90625">
                <text:p>1.3906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386525">
                <text:p>1.3865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386275">
                <text:p>1.3862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391975">
                <text:p>1.3919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391725">
                <text:p>1.3917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390575">
                <text:p>1.3905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385075">
                <text:p>1.3850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81325">
                <text:p>1.3813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377075">
                <text:p>1.3770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373625">
                <text:p>1.3736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370275">
                <text:p>1.3702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366025">
                <text:p>1.3660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361775">
                <text:p>1.3617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357825">
                <text:p>1.3578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353675">
                <text:p>1.3536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362325">
                <text:p>1.3623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362075">
                <text:p>1.3620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355725">
                <text:p>1.3557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1.047cm" svg:y="0.379cm" svg:width="12.639cm" svg:height="7.794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5" chart:label-cell-address="local-table.$B$1" chart:class="chart:scatter">
            <chart:data-point chart:repeated="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855">
                <text:p>1.008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054">
                <text:p>1.0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48">
                <text:p>1.01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2675">
                <text:p>1.026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345">
                <text:p>1.03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2755">
                <text:p>1.027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431">
                <text:p>1.04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4285">
                <text:p>1.042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575">
                <text:p>1.05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7185">
                <text:p>1.071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6555">
                <text:p>1.065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7855">
                <text:p>1.07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783">
                <text:p>1.07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9155">
                <text:p>1.09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9155">
                <text:p>1.09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9155">
                <text:p>1.091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9155">
                <text:p>1.09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813">
                <text:p>1.08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813">
                <text:p>1.08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813">
                <text:p>1.08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813">
                <text:p>1.08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813">
                <text:p>1.08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813">
                <text:p>1.08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752">
                <text:p>1.07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752">
                <text:p>1.07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752">
                <text:p>1.07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752">
                <text:p>1.07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752">
                <text:p>1.07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752">
                <text:p>1.07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752">
                <text:p>1.07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752">
                <text:p>1.07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752">
                <text:p>1.07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7055">
                <text:p>1.070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6525">
                <text:p>1.065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9485">
                <text:p>1.094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8995">
                <text:p>1.089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019">
                <text:p>1.10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9865">
                <text:p>1.098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0655">
                <text:p>1.106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122">
                <text:p>1.11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18825">
                <text:p>1.1188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25975">
                <text:p>1.1259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22775">
                <text:p>1.1227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22525">
                <text:p>1.1225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23525">
                <text:p>1.1235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37475">
                <text:p>1.1374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45075">
                <text:p>1.1450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44825">
                <text:p>1.1448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38275">
                <text:p>1.1382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46025">
                <text:p>1.1460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43125">
                <text:p>1.143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36375">
                <text:p>1.136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36125">
                <text:p>1.136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57325">
                <text:p>1.1573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57325">
                <text:p>1.1573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57325">
                <text:p>1.1573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57325">
                <text:p>1.1573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57325">
                <text:p>1.1573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7325">
                <text:p>1.1573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7325">
                <text:p>1.1573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57325">
                <text:p>1.1573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57325">
                <text:p>1.1573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57325">
                <text:p>1.1573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52525">
                <text:p>1.1525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52525">
                <text:p>1.1525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152525">
                <text:p>1.1525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52525">
                <text:p>1.1525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52525">
                <text:p>1.1525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52275">
                <text:p>1.1522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5545">
                <text:p>1.155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5545">
                <text:p>1.155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6485">
                <text:p>1.164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7305">
                <text:p>1.173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697">
                <text:p>1.16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16635">
                <text:p>1.166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7475">
                <text:p>1.174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16845">
                <text:p>1.168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618">
                <text:p>1.16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15565">
                <text:p>1.155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496">
                <text:p>1.14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441">
                <text:p>1.14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4385">
                <text:p>1.143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411">
                <text:p>1.14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1411">
                <text:p>1.14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441">
                <text:p>1.14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565">
                <text:p>1.15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1518">
                <text:p>1.15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1461">
                <text:p>1.14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16315">
                <text:p>1.163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581">
                <text:p>1.15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1527">
                <text:p>1.15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5245">
                <text:p>1.152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844">
                <text:p>1.18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844">
                <text:p>1.18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844">
                <text:p>1.18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844">
                <text:p>1.18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844">
                <text:p>1.18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844">
                <text:p>1.18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1844">
                <text:p>1.18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844">
                <text:p>1.18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844">
                <text:p>1.18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8415">
                <text:p>1.184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9015">
                <text:p>1.190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934">
                <text:p>1.19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9315">
                <text:p>1.193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847">
                <text:p>1.18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18445">
                <text:p>1.184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203875">
                <text:p>1.2038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199875">
                <text:p>1.1998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196375">
                <text:p>1.1963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196125">
                <text:p>1.1961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84575">
                <text:p>1.1845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84325">
                <text:p>1.1843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96425">
                <text:p>1.1964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206625">
                <text:p>1.2066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202525">
                <text:p>1.2025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202275">
                <text:p>1.2022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207975">
                <text:p>1.2079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207725">
                <text:p>1.2077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206575">
                <text:p>1.2065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201075">
                <text:p>1.2010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197325">
                <text:p>1.1973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193075">
                <text:p>1.1930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189625">
                <text:p>1.1896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186275">
                <text:p>1.1862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182025">
                <text:p>1.1820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177775">
                <text:p>1.1777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173825">
                <text:p>1.1738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169675">
                <text:p>1.1696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178325">
                <text:p>1.1783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178325">
                <text:p>1.1783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178325">
                <text:p>1.1783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0.941cm" svg:y="0.379cm" svg:width="12.745cm" svg:height="7.794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5" chart:label-cell-address="local-table.$B$1" chart:class="chart:scatter">
            <chart:data-point chart:repeated="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725">
                <text:p>0.997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775">
                <text:p>0.88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0425">
                <text:p>0.90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0375">
                <text:p>2.50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8575">
                <text:p>2.485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4725">
                <text:p>2.747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285">
                <text:p>2.72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69">
                <text:p>2.5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5535">
                <text:p>4.55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69375">
                <text:p>6.69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97225">
                <text:p>7.97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97225">
                <text:p>7.972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97225">
                <text:p>7.97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97225">
                <text:p>7.972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972">
                <text:p>7.9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97875">
                <text:p>7.97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97875">
                <text:p>7.97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97875">
                <text:p>7.97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97875">
                <text:p>7.97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9785">
                <text:p>7.97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97725">
                <text:p>7.977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97725">
                <text:p>7.977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97725">
                <text:p>7.977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97725">
                <text:p>7.977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97725">
                <text:p>7.977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94875">
                <text:p>7.94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94875">
                <text:p>7.94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94875">
                <text:p>7.94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94875">
                <text:p>7.94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94875">
                <text:p>7.94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94875">
                <text:p>7.94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94875">
                <text:p>7.94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94875">
                <text:p>7.94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94875">
                <text:p>7.94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9485">
                <text:p>7.94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9275">
                <text:p>7.92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92725">
                <text:p>7.927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8905">
                <text:p>7.89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8485">
                <text:p>18.84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.6485">
                <text:p>26.64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.4485">
                <text:p>27.44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.1485">
                <text:p>28.14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.9485">
                <text:p>29.94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.0485">
                <text:p>34.04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.9485">
                <text:p>34.94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.6985">
                <text:p>36.69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.9985">
                <text:p>38.99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.4485">
                <text:p>38.44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.6485">
                <text:p>38.64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.2485">
                <text:p>38.24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.0485">
                <text:p>40.04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.8485">
                <text:p>42.84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.8985">
                <text:p>36.89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.8485">
                <text:p>36.84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.6485">
                <text:p>39.64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.1485">
                <text:p>37.14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.8485">
                <text:p>35.84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.7985">
                <text:p>41.79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.7985">
                <text:p>41.79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.7985">
                <text:p>41.79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.7985">
                <text:p>41.79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.7985">
                <text:p>41.79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.7985">
                <text:p>41.79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.7985">
                <text:p>41.79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.7985">
                <text:p>41.79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.7985">
                <text:p>41.79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.7985">
                <text:p>41.79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.79825">
                <text:p>41.798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.793">
                <text:p>41.7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.793">
                <text:p>41.7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1.793">
                <text:p>41.7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1.793">
                <text:p>41.7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1.79275">
                <text:p>41.792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1.7965">
                <text:p>41.79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.79625">
                <text:p>41.79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1.796">
                <text:p>41.7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1.826">
                <text:p>41.8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.849">
                <text:p>41.8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1.8485">
                <text:p>41.84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.866">
                <text:p>41.8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.86825">
                <text:p>41.868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.86825">
                <text:p>41.868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.86825">
                <text:p>41.868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.86825">
                <text:p>41.868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.86825">
                <text:p>41.868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.86825">
                <text:p>41.868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.86825">
                <text:p>41.868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.86825">
                <text:p>41.868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.86825">
                <text:p>41.868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.868">
                <text:p>41.8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.879">
                <text:p>41.8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1.896">
                <text:p>41.8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.8855">
                <text:p>41.88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.886">
                <text:p>41.8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.8745">
                <text:p>41.87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.874">
                <text:p>41.8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.8765">
                <text:p>41.87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.86525">
                <text:p>41.865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.865">
                <text:p>41.8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.863">
                <text:p>41.8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.84725">
                <text:p>41.847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.84725">
                <text:p>41.847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.84725">
                <text:p>41.847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1.84725">
                <text:p>41.847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1.84725">
                <text:p>41.847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1.84725">
                <text:p>41.847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.84725">
                <text:p>41.847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.84725">
                <text:p>41.847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.84725">
                <text:p>41.847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.84725">
                <text:p>41.847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.84725">
                <text:p>41.847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.84725">
                <text:p>41.847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.847">
                <text:p>41.8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.89">
                <text:p>41.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.9035">
                <text:p>41.90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.882">
                <text:p>41.8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1.8555">
                <text:p>41.85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1.8565">
                <text:p>41.85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.849">
                <text:p>41.8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.833">
                <text:p>41.8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.892">
                <text:p>41.8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.94075">
                <text:p>41.940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.94075">
                <text:p>41.940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.94075">
                <text:p>41.940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.94075">
                <text:p>41.940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.94075">
                <text:p>41.940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.94075">
                <text:p>41.940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.94075">
                <text:p>41.940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.94075">
                <text:p>41.940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.89075">
                <text:p>41.890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3.1405">
                <text:p>43.14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3.09925">
                <text:p>43.099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.249">
                <text:p>42.2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2.23275">
                <text:p>42.232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2.18275">
                <text:p>42.182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1.58275">
                <text:p>41.582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5.08275">
                <text:p>45.082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6.03275">
                <text:p>46.032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.63275">
                <text:p>45.632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7.23275">
                <text:p>47.232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.03275">
                <text:p>45.032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2.83275">
                <text:p>42.832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83275">
                <text:p>45.832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7.03275">
                <text:p>47.032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.53275">
                <text:p>50.532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1.43275">
                <text:p>51.432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1.23275">
                <text:p>51.232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.93275">
                <text:p>49.932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.6825">
                <text:p>50.68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.62125">
                <text:p>50.621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9.12125">
                <text:p>49.121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.77125">
                <text:p>45.771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3.87125">
                <text:p>43.871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2.57125">
                <text:p>42.57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.62125">
                <text:p>39.621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.77125">
                <text:p>35.771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.47125">
                <text:p>35.471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.87125">
                <text:p>34.871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7.521">
                <text:p>37.5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7.53375">
                <text:p>37.533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7.53375">
                <text:p>37.53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0.941cm" svg:y="0.379cm" svg:width="12.745cm" svg:height="7.794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5" chart:label-cell-address="local-table.$B$1" chart:class="chart:scatter">
            <chart:data-point chart:repeated="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725">
                <text:p>0.997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775">
                <text:p>0.88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0425">
                <text:p>0.90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4425">
                <text:p>1.544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09925">
                <text:p>4.099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571">
                <text:p>4.5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365">
                <text:p>4.53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42925">
                <text:p>4.42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2415">
                <text:p>4.24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84275">
                <text:p>7.842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75325">
                <text:p>11.753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75875">
                <text:p>14.75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25875">
                <text:p>15.25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40875">
                <text:p>14.40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40875">
                <text:p>14.40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40875">
                <text:p>14.40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40875">
                <text:p>14.40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4085">
                <text:p>14.40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41525">
                <text:p>14.415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41525">
                <text:p>14.415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41525">
                <text:p>14.415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41525">
                <text:p>14.415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415">
                <text:p>14.4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41375">
                <text:p>14.41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41375">
                <text:p>14.41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41375">
                <text:p>14.41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1375">
                <text:p>14.41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41375">
                <text:p>14.41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38525">
                <text:p>14.385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38525">
                <text:p>14.385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38525">
                <text:p>14.385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38525">
                <text:p>14.385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38525">
                <text:p>14.385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38525">
                <text:p>14.385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38525">
                <text:p>14.385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38525">
                <text:p>14.385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38525">
                <text:p>14.385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385">
                <text:p>14.3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364">
                <text:p>14.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36375">
                <text:p>14.36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309">
                <text:p>14.3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.709">
                <text:p>31.7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.509">
                <text:p>39.5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.309">
                <text:p>40.3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.009">
                <text:p>41.0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.809">
                <text:p>42.8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.909">
                <text:p>46.9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.809">
                <text:p>47.8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.559">
                <text:p>49.5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.859">
                <text:p>51.8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.309">
                <text:p>51.3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.509">
                <text:p>51.5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.109">
                <text:p>51.1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.909">
                <text:p>52.9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5.709">
                <text:p>55.7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.759">
                <text:p>49.7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.709">
                <text:p>49.7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.509">
                <text:p>52.5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.009">
                <text:p>50.0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.709">
                <text:p>48.7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.659">
                <text:p>54.6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.659">
                <text:p>54.6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.659">
                <text:p>54.6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.659">
                <text:p>54.6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4.659">
                <text:p>54.6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4.659">
                <text:p>54.6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.659">
                <text:p>54.6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4.659">
                <text:p>54.6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.659">
                <text:p>54.6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.659">
                <text:p>54.6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.65875">
                <text:p>54.658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4.6535">
                <text:p>54.65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.6535">
                <text:p>54.65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4.6535">
                <text:p>54.65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4.6535">
                <text:p>54.65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4.65325">
                <text:p>54.653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4.657">
                <text:p>54.6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4.65675">
                <text:p>54.656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4.6565">
                <text:p>54.65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4.6865">
                <text:p>54.68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4.7095">
                <text:p>54.70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4.709">
                <text:p>54.7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4.7265">
                <text:p>54.72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4.72875">
                <text:p>54.72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4.72875">
                <text:p>54.728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.72875">
                <text:p>54.728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.72875">
                <text:p>54.72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.72875">
                <text:p>54.728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.72875">
                <text:p>54.728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4.72875">
                <text:p>54.728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4.72875">
                <text:p>54.72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4.72875">
                <text:p>54.728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.7285">
                <text:p>54.72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4.7395">
                <text:p>54.73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4.7565">
                <text:p>54.75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4.746">
                <text:p>54.7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4.7465">
                <text:p>54.74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4.735">
                <text:p>54.7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.7345">
                <text:p>54.73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.737">
                <text:p>54.7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4.72575">
                <text:p>54.725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.7255">
                <text:p>54.72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.7235">
                <text:p>54.72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4.70775">
                <text:p>54.707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.70775">
                <text:p>54.707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.70775">
                <text:p>54.707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4.70775">
                <text:p>54.707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4.70775">
                <text:p>54.707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4.70775">
                <text:p>54.707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4.70775">
                <text:p>54.707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.70775">
                <text:p>54.707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4.70775">
                <text:p>54.707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4.70775">
                <text:p>54.707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4.70775">
                <text:p>54.707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4.70775">
                <text:p>54.707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4.7075">
                <text:p>54.70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4.7505">
                <text:p>54.75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.764">
                <text:p>54.7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4.7425">
                <text:p>54.74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4.716">
                <text:p>54.7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4.717">
                <text:p>54.7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4.7095">
                <text:p>54.70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4.6935">
                <text:p>54.69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4.7525">
                <text:p>54.75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4.80125">
                <text:p>54.80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4.80125">
                <text:p>54.80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4.80125">
                <text:p>54.80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4.80125">
                <text:p>54.801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4.80125">
                <text:p>54.801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4.80125">
                <text:p>54.80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4.80125">
                <text:p>54.80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4.80125">
                <text:p>54.801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4.75125">
                <text:p>54.75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6.001">
                <text:p>56.0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5.95975">
                <text:p>55.959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5.1095">
                <text:p>55.10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5.09325">
                <text:p>55.093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5.04325">
                <text:p>55.043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4.44325">
                <text:p>54.443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7.94325">
                <text:p>57.943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8.89325">
                <text:p>58.893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8.49325">
                <text:p>58.493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0.09325">
                <text:p>60.093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.89325">
                <text:p>57.893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5.69325">
                <text:p>55.693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.69325">
                <text:p>58.693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9.89325">
                <text:p>59.893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3.39325">
                <text:p>63.393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4.29325">
                <text:p>64.293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4.09325">
                <text:p>64.093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2.79325">
                <text:p>62.793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3.543">
                <text:p>63.5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3.48175">
                <text:p>63.481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1.98175">
                <text:p>61.981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8.63175">
                <text:p>58.631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6.73175">
                <text:p>56.731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5.43175">
                <text:p>55.431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2.48175">
                <text:p>52.481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.63175">
                <text:p>48.631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.33175">
                <text:p>48.331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.73175">
                <text:p>47.731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0.3815">
                <text:p>50.38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.39425">
                <text:p>50.394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.39425">
                <text:p>50.394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